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>
      <style:graphic-properties svg:stroke-color="#000000" draw:fill-color="#000000" draw:textarea-horizontal-align="justify" draw:textarea-vertical-align="middle" draw:auto-grow-height="false"/>
    </style:style>
    <style:style style:name="gr5" style:family="graphic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8cm" svg:height="0.4cm" svg:x="2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4cm" svg:height="0.4cm" svg:x="6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0.4cm" svg:x="12.8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0.4cm" svg:x="18.5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2cm" svg:height="9.2cm" svg:x="1.4cm" svg:y="1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1" draw:layer="Layout" svg:width="23.4cm" svg:height="0.4cm" svg:x="2.2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5.2cm" svg:height="9.2cm" svg:x="1.4cm" svg:y="1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8cm" svg:height="4.8cm" svg:x="11cm" svg:y="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4cm" svg:height="0.962cm" svg:x="11.8cm" svg:y="4.6cm">
          <draw:text-box>
            <text:p>Obstacle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4" draw:text-style-name="P1" draw:layer="Layout" svg:width="11.2cm" svg:height="0.4cm" svg:x="2.2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5.2cm" svg:height="9.2cm" svg:x="1.4cm" svg:y="1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8cm" svg:height="4.8cm" svg:x="11cm" svg:y="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cm" svg:height="5.4cm" svg:x="22.8cm" svg:y="2.6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3.4cm" svg:height="0.962cm" svg:x="11.8cm" svg:y="4.6cm">
          <draw:text-box>
            <text:p>Obstacle</text:p>
          </draw:text-box>
        </draw:frame>
        <draw:frame draw:style-name="gr7" draw:layer="layout" svg:width="3cm" svg:height="1.673cm" svg:x="23.4cm" svg:y="4.4cm">
          <draw:text-box>
            <text:p>Goal Line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14:50:14.179592125</meta:creation-date>
    <dc:date>2016-08-15T14:56:17.076267681</dc:date>
    <meta:editing-duration>P0D</meta:editing-duration>
    <meta:editing-cycles>1</meta:editing-cycles>
    <meta:document-statistic meta:object-count="42"/>
    <meta:generator>LibreOffice/4.2.8.2$Linux_X86_64 LibreOffice_project/420m0$Build-2</meta:generator>
  </office:meta>
</office:document-meta>
</file>